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" svg:font-family="Time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 style:master-page-name="Standard">
      <style:table-properties style:width="16.838cm" fo:margin-left="-0.199cm" fo:margin-top="0cm" fo:margin-bottom="0cm" style:page-number="auto" table:align="left" style:writing-mode="lr-tb"/>
    </style:style>
    <style:style style:name="Tableau1.A" style:family="table-column">
      <style:table-column-properties style:column-width="8.419cm"/>
    </style:style>
    <style:style style:name="Tableau1.B" style:family="table-column">
      <style:table-column-properties style:column-width="8.4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6.838cm" fo:margin-left="-0.199cm" fo:margin-top="0cm" fo:margin-bottom="0cm" table:align="left" style:writing-mode="lr-tb"/>
    </style:style>
    <style:style style:name="Tableau2.A" style:family="table-column">
      <style:table-column-properties style:column-width="8.419cm"/>
    </style:style>
    <style:style style:name="Tableau2.B" style:family="table-column">
      <style:table-column-properties style:column-width="8.41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494cm" fo:margin-bottom="0.494cm" loext:contextual-spacing="false"/>
    </style:style>
    <style:style style:name="P3" style:family="paragraph" style:parent-style-name="Standard">
      <style:paragraph-properties fo:margin-top="0.494cm" fo:margin-bottom="0.494cm" loext:contextual-spacing="false"/>
      <style:text-properties style:font-name="Comic Sans MS" fo:font-size="8pt" fo:language="en" fo:country="US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Standard">
      <style:paragraph-properties fo:margin-top="0.494cm" fo:margin-bottom="0.494cm" loext:contextual-spacing="false"/>
      <style:text-properties style:font-name="Comic Sans MS" fo:font-size="8pt" fo:language="en" fo:country="US" style:font-size-asian="8pt" style:font-name-complex="Times New Roman" style:font-size-complex="8pt"/>
    </style:style>
    <style:style style:name="P5" style:family="paragraph" style:parent-style-name="List_20_Paragraph" style:list-style-name="WWNum6">
      <style:paragraph-properties fo:margin-top="0.494cm" fo:margin-bottom="0.494cm" loext:contextual-spacing="true"/>
    </style:style>
    <style:style style:name="P6" style:family="paragraph" style:parent-style-name="List_20_Paragraph" style:list-style-name="WWNum7">
      <style:paragraph-properties fo:margin-top="0.494cm" fo:margin-bottom="0.494cm" loext:contextual-spacing="true"/>
    </style:style>
    <style:style style:name="P7" style:family="paragraph" style:parent-style-name="List_20_Paragraph" style:list-style-name="WWNum4">
      <style:paragraph-properties fo:margin-top="0.494cm" fo:margin-bottom="0.494cm" loext:contextual-spacing="true"/>
    </style:style>
    <style:style style:name="T1" style:family="text">
      <style:text-properties style:font-name="Comic Sans MS" fo:font-size="8pt" fo:language="en" fo:country="US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omic Sans MS" fo:font-size="8pt" fo:language="en" fo:country="US" style:font-size-asian="8pt" style:font-name-complex="Times New Roman" style:font-size-complex="8pt"/>
    </style:style>
    <style:style style:name="T3" style:family="text">
      <style:text-properties style:font-name="Comic Sans MS" fo:font-size="8pt" fo:language="en" fo:country="US" officeooo:rsid="000cda3e" style:font-size-asian="8pt" style:font-name-complex="Times New Roman" style:font-size-complex="8pt"/>
    </style:style>
    <style:style style:name="T4" style:family="text">
      <style:text-properties style:font-name="Comic Sans MS" fo:font-size="8pt" fo:language="en" fo:country="US" officeooo:rsid="000d940f" style:font-size-asian="8pt" style:font-name-complex="Times New Roman" style:font-size-complex="8pt"/>
    </style:style>
    <style:style style:name="T5" style:family="text">
      <style:text-properties style:font-name="Comic Sans MS" fo:font-size="8pt" fo:language="en" fo:country="US" officeooo:rsid="000f0d67" style:font-size-asian="8pt" style:font-name-complex="Times New Roman" style:font-size-complex="8pt"/>
    </style:style>
    <style:style style:name="T6" style:family="text">
      <style:text-properties style:font-name="Comic Sans MS" fo:font-size="8pt" fo:language="en" fo:country="US" officeooo:rsid="00108d7e" style:font-size-asian="8pt" style:font-name-complex="Times New Roman" style:font-size-complex="8pt"/>
    </style:style>
    <style:style style:name="T7" style:family="text">
      <style:text-properties style:font-name="Times" fo:font-size="10pt" fo:language="en" fo:country="US" style:font-size-asian="10pt" style:font-name-complex="Times New Roman" style:font-size-complex="10pt"/>
    </style:style>
    <style:style style:name="T8" style:family="text">
      <style:text-properties style:font-name="Times" fo:font-size="10pt" fo:language="en" fo:country="US" officeooo:rsid="000cda3e" style:font-size-asian="10pt" style:font-name-complex="Times New Roman" style:font-size-complex="10pt"/>
    </style:style>
    <style:style style:name="T9" style:family="text">
      <style:text-properties style:font-name="Times" fo:font-size="10pt" fo:language="en" fo:country="US" officeooo:rsid="00108d7e" style:font-size-asian="10pt" style:font-name-complex="Times New Roman" style:font-size-complex="10pt"/>
    </style:style>
    <style:style style:name="T10" style:family="text">
      <style:text-properties officeooo:rsid="000cda3e"/>
    </style:style>
    <style:style style:name="T11" style:family="text">
      <style:text-properties style:font-name="Comic Sans MS1" fo:font-size="8pt" officeooo:rsid="000cda3e" style:font-size-asian="7pt" style:font-size-complex="8pt"/>
    </style:style>
    <style:style style:name="T12" style:family="text">
      <style:text-properties style:font-name="Comic Sans MS1" fo:font-size="8pt" officeooo:rsid="00108d7e" style:font-size-asian="7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text:span text:style-name="T1">Équipe présentatrice </text:span></text:p>
            <text:p text:style-name="P2"><text:span text:style-name="T2">Nom de l’équipe : </text:span><text:span text:style-name="T9">GuiCar</text:span></text:p>
            <text:p text:style-name="Standard"/>
          </table:table-cell>
          <table:table-cell table:style-name="Tableau1.A1" office:value-type="string">
            <text:p text:style-name="P2"><text:span text:style-name="T1">Évaluation </text:span></text:p>
            <text:p text:style-name="P2"><text:span text:style-name="T2">Nom du groupe <text:s/>: </text:span><text:span text:style-name="T3">Darknet</text:span><text:span text:style-name="T2"> </text:span></text:p>
            <text:p text:style-name="P2"><text:span text:style-name="T2">Étudiant #1 : </text:span><text:span text:style-name="T3">Olivier Soucy</text:span></text:p>
            <text:p text:style-name="P2"><text:span text:style-name="T2">Étudiant #2 : </text:span><text:span text:style-name="T3">Benjamin Bouguet</text:span></text:p>
            <text:p text:style-name="P2"><text:span text:style-name="T2">Étudiant #3 : </text:span><text:span text:style-name="T3">Mamadou Cellou Seto Diallo</text:span></text:p>
            <text:p text:style-name="P2"><text:span text:style-name="T2">Étudiant #4 : </text:span><text:span text:style-name="T3">Alpha Oumarou Diallo</text:span></text:p>
            <text:p text:style-name="P2"><text:span text:style-name="T2">Étudiant #5 : </text:span><text:span text:style-name="T3">Mamadou Bobo Bah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text:span text:style-name="T1">Introduction et Conclusion </text:span></text:p>
            <text:p text:style-name="Standard"/>
          </table:table-cell>
          <table:table-cell table:style-name="Tableau2.A1" office:value-type="string">
            <text:p text:style-name="P1"><text:span text:style-name="T10">4</text:span>/4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L'exposé comportait-il une bonne introduction et une conclusion? </text:span></text:p>
            <text:list xml:id="list6423381592413084817" text:style-name="WWNum6">
              <text:list-item>
                <text:p text:style-name="P5"><text:span text:style-name="T2">Le(s) présentateur a réussi à établir rapidement le contact avec l'auditoire, à l'aide d'un élément déclencheur.</text:span></text:p>
              </text:list-item>
              <text:list-item>
                <text:p text:style-name="P5"><text:span text:style-name="T2">Il(s) a énoncé clairement les objectifs de son exposé dès le début de son allocution. </text:span></text:p>
              </text:list-item>
              <text:list-item>
                <text:p text:style-name="P5"><text:span text:style-name="T2">Il(s) a annoncé le déroulement de son exposé. </text:span></text:p>
              </text:list-item>
              <text:list-item>
                <text:p text:style-name="P5"><text:span text:style-name="T2">Il(s) a conclu sont exposé de façon adéquate. </text:span></text:p>
              </text:list-item>
            </text:list>
            <text:p text:style-name="P3"/>
          </table:table-cell>
          <table:table-cell table:style-name="Tableau2.A1" office:value-type="string">
            <text:p text:style-name="Standard"><text:span text:style-name="T2">Remarques :</text:span> <text:span text:style-name="T11">Très bien. </text:span><text:span text:style-name="T12">Bonne présentation de la problématique qu’on veut répondre avec le projet</text:span><text:span text:style-name="T11">.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1">Plan, structure et fond du travail</text:span></text:p>
          </table:table-cell>
          <table:table-cell table:style-name="Tableau2.A1" office:value-type="string">
            <text:p text:style-name="P1"><text:span text:style-name="T10">10</text:span>/10</text:p>
          </table:table-cell>
        </table:table-row>
        <table:table-row table:style-name="Tableau2.1">
          <table:table-cell table:style-name="Tableau2.A1" office:value-type="string">
            <text:list xml:id="list4722386406834340276" text:style-name="WWNum7">
              <text:list-item>
                <text:p text:style-name="P6"><text:span text:style-name="T2">La qualité du projet est-elle adéquate? </text:span></text:p>
              </text:list-item>
              <text:list-item>
                <text:p text:style-name="P6"><text:span text:style-name="T2">L’originalité est-elle suffisante? </text:span></text:p>
              </text:list-item>
              <text:list-item>
                <text:p text:style-name="P6"><text:span text:style-name="T2">La complexité et ampleur du travail</text:span></text:p>
              </text:list-item>
              <text:list-item>
                <text:p text:style-name="P6"><text:span text:style-name="T2">Rigeur dans l’analyse des résultats </text:span></text:p>
              </text:list-item>
              <text:list-item>
                <text:p text:style-name="P6"><text:span text:style-name="T2">Autres : ….</text:span></text:p>
              </text:list-item>
            </text:list>
            <text:p text:style-name="P4"/>
            <text:p text:style-name="P4"><text:soft-page-break/></text:p>
          </table:table-cell>
          <table:table-cell table:style-name="Tableau2.A1" office:value-type="string">
            <text:p text:style-name="Standard"><text:span text:style-name="T2">Remarques : </text:span><text:span text:style-name="T6">Projet intéressant. Utilise plusieurs technologies.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1">Expression orale </text:span></text:p>
          </table:table-cell>
          <table:table-cell table:style-name="Tableau2.A1" office:value-type="string">
            <text:p text:style-name="P1"><text:span text:style-name="T10">6</text:span>/6</text:p>
          </table:table-cell>
        </table:table-row>
        <table:table-row table:style-name="Tableau2.1">
          <table:table-cell table:style-name="Tableau2.A1" office:value-type="string">
            <text:list xml:id="list129907519640187777" text:style-name="WWNum4">
              <text:list-item>
                <text:p text:style-name="P7"><text:span text:style-name="T2">Le(s) présentateur a-t-il su capter et garder l'attention par une variation de stimuli adéquate? </text:span></text:p>
              </text:list-item>
              <text:list-item>
                <text:p text:style-name="P7"><text:span text:style-name="T2">Il(s) parlait suffisamment fort.</text:span></text:p>
              </text:list-item>
              <text:list-item>
                <text:p text:style-name="P7"><text:span text:style-name="T2">Il(s) variait les intonations de sa voix.</text:span></text:p>
              </text:list-item>
              <text:list-item>
                <text:p text:style-name="P7"><text:span text:style-name="T2">Il(s) variait ses gestes et ses déplacements. </text:span></text:p>
              </text:list-item>
              <text:list-item>
                <text:p text:style-name="P7"><text:span text:style-name="T2">Il(s) faisait des pauses.</text:span></text:p>
              </text:list-item>
              <text:list-item>
                <text:p text:style-name="P7"><text:span text:style-name="T2">Il(s) regardait l'auditoire avec attention. </text:span></text:p>
              </text:list-item>
            </text:list>
            <text:p text:style-name="P4"/>
          </table:table-cell>
          <table:table-cell table:style-name="Tableau2.A1" office:value-type="string">
            <text:p text:style-name="Standard"><text:span text:style-name="T2">Remarques :</text:span><text:bookmark text:name="_GoBack"/><text:span text:style-name="T2"> </text:span><text:span text:style-name="T6">Parlait suffisamment fort. Hésitation des fois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" svg:font-family="Time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US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ed Ouenzar</meta:initial-creator>
    <meta:editing-cycles>8</meta:editing-cycles>
    <meta:print-date>2015-12-03T03:15:00</meta:print-date>
    <meta:creation-date>2015-12-03T03:15:00</meta:creation-date>
    <dc:date>2015-12-09T10:28:36.318930597</dc:date>
    <meta:editing-duration>PT34M15S</meta:editing-duration>
    <meta:generator>LibreOffice/4.4.6.3$Linux_X86_64 LibreOffice_project/40m0$Build-3</meta:generator>
    <meta:document-statistic meta:table-count="2" meta:image-count="0" meta:object-count="0" meta:page-count="2" meta:paragraph-count="34" meta:word-count="220" meta:character-count="1377" meta:non-whitespace-character-count="1190"/>
    <meta:user-defined meta:name="AppVersion">14.0000</meta:user-defined>
    <meta:user-defined meta:name="Company">Université de Sherbrook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